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6.5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library ieee;</text:p>
            <text:p text:style-name="P1">use ieee.std_logic_1164.all;</text:p>
            <text:p text:style-name="P1">entity listener_fsm is</text:p>
            <text:p text:style-name="P1"><text:s text:c="3"/>port(</text:p>
            <text:p text:style-name="P1"><text:s text:c="6"/>clk, reset: in std_logic;</text:p>
            <text:p text:style-name="P1"><text:s text:c="6"/>req_sync: in std_logic;</text:p>
            <text:p text:style-name="P1"><text:s text:c="6"/>ack_out: out std_logic;</text:p>
            <text:p text:style-name="P1"><text:s text:c="6"/>en_out: out std_logic</text:p>
            <text:p text:style-name="P1"><text:s text:c="3"/>);</text:p>
            <text:p text:style-name="P1">end listener_fsm;</text:p>
            <text:p text:style-name="P1"></text:p>
            <text:p text:style-name="P1">architecture arch of listener_fsm is</text:p>
            <text:p text:style-name="P1"><text:s text:c="3"/>type l_state_type is (s_ack0, s_ack1);</text:p>
            <text:p text:style-name="P1"><text:s text:c="3"/>signal state_reg, state_next: l_state_type;</text:p>
            <text:p text:style-name="P1"><text:s text:c="3"/>signal ack_buf_reg, ack_buf_next: std_logic;</text:p>
            <text:p text:style-name="P1">begin</text:p>
            <text:p text:style-name="P1"><text:s text:c="3"/>-- state register and output buffer</text:p>
            <text:p text:style-name="P1"><text:s text:c="3"/>process(clk,reset)</text:p>
            <text:p text:style-name="P1"><text:s text:c="3"/>begin</text:p>
            <text:p text:style-name="P1"><text:s text:c="6"/>if (reset='1') then</text:p>
            <text:p text:style-name="P1"><text:s text:c="9"/>state_reg &lt;= s_ack0;</text:p>
            <text:p text:style-name="P1"><text:s text:c="9"/>ack_buf_reg &lt;='0';</text:p>
            <text:p text:style-name="P1"><text:s text:c="6"/>elsif (clk'event and clk='1') then</text:p>
            <text:p text:style-name="P1"><text:s text:c="9"/>state_reg &lt;= state_next;</text:p>
            <text:p text:style-name="P1"><text:s text:c="9"/>ack_buf_reg &lt;= ack_buf_next;</text:p>
            <text:p text:style-name="P1"><text:s text:c="6"/>end if;</text:p>
            <text:p text:style-name="P1"><text:s text:c="3"/>end process;</text:p>
            <text:p text:style-name="P1"><text:s text:c="3"/>-- next-state logic</text:p>
            <text:p text:style-name="P1"><text:s text:c="3"/>process(state_reg,req_sync)</text:p>
            <text:p text:style-name="P1"><text:s text:c="3"/>begin</text:p>
            <text:p text:style-name="P1"><text:s text:c="6"/>state_next &lt;= state_reg;</text:p>
            <text:p text:style-name="P1"><text:tab/><text:tab/>en_out &lt;= '0';</text:p>
            <text:p text:style-name="P1"><text:s text:c="6"/>case state_reg is</text:p>
            <text:p text:style-name="P1"><text:s text:c="9"/>when s_ack0 =&gt;</text:p>
            <text:p text:style-name="P1"><text:s text:c="12"/>if req_sync='1' then</text:p>
            <text:p text:style-name="P1"><text:s text:c="15"/>state_next &lt;= s_ack1;</text:p>
            <text:p text:style-name="P1"><text:tab/> en_out &lt;= '1';</text:p>
            <text:p text:style-name="P1"><text:s text:c="12"/>end if;</text:p>
            <text:p text:style-name="P1"><text:s text:c="9"/>when s_ack1 =&gt;</text:p>
            <text:p text:style-name="P1"><text:s text:c="12"/>if req_sync='0' then</text:p>
            <text:p text:style-name="P1"><text:s text:c="15"/>state_next &lt;= s_ack0;</text:p>
            <text:p text:style-name="P1"><text:s text:c="12"/>end if;</text:p>
            <text:p text:style-name="P1"><text:s text:c="9"/>end case;</text:p>
            <text:p text:style-name="P1"><text:s text:c="3"/>end process;</text:p>
            <text:p text:style-name="P1"><text:s text:c="3"/>-- look-ahead output logic</text:p>
            <text:p text:style-name="P1"><text:s text:c="3"/>process(state_next)</text:p>
            <text:p text:style-name="P1"><text:s text:c="3"/>begin</text:p>
            <text:p text:style-name="P1"><text:s text:c="6"/>case state_next is</text:p>
            <text:p text:style-name="P1"><text:s text:c="9"/>when s_ack0 =&gt;</text:p>
            <text:p text:style-name="P1"><text:s text:c="12"/>ack_buf_next &lt;= '0';</text:p>
            <text:p text:style-name="P1"><text:s text:c="9"/>when s_ack1 =&gt;</text:p>
            <text:p text:style-name="P1"><text:s text:c="12"/>ack_buf_next &lt;= '1';</text:p>
            <text:p text:style-name="P1"><text:s text:c="9"/>end case;</text:p>
            <text:p text:style-name="P1"><text:s text:c="3"/>end process;</text:p>
            <text:p text:style-name="P1"><text:s text:c="3"/>ack_out&lt;= ack_buf_reg;</text:p>
            <text:p text:style-name="Table_20_Contents"><text:span text:style-name="T1">end arch;</text:span></text:p>
          </table:table-cell>
        </table:table-row>
      </table:table>
      <text:p text:style-name="Standard"><text:soft-page-break/>16.15 (a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library ieee;</text:p>
            <text:p text:style-name="P1">use ieee.std_logic_1164.all;</text:p>
            <text:p text:style-name="P1">entity talker_fsm is</text:p>
            <text:p text:style-name="P1"><text:s text:c="3"/>port(</text:p>
            <text:p text:style-name="P1"><text:s text:c="6"/>clk, reset: in std_logic;</text:p>
            <text:p text:style-name="P1"><text:s text:c="6"/>start, ack_sync: in std_logic;</text:p>
            <text:p text:style-name="P1"><text:s text:c="6"/>ready: out std_logic;</text:p>
            <text:p text:style-name="P1"><text:s text:c="6"/>req_out: out std_logic;</text:p>
            <text:p text:style-name="P1"><text:tab/><text:tab/>data_in: in std_logic;</text:p>
            <text:p text:style-name="P1"><text:tab/><text:tab/>data_out: out std_logic</text:p>
            <text:p text:style-name="P1"><text:s text:c="3"/>);</text:p>
            <text:p text:style-name="P1">end talker_fsm;</text:p>
            <text:p text:style-name="P1"></text:p>
            <text:p text:style-name="P1">architecture arch of talker_fsm is</text:p>
            <text:p text:style-name="P1"><text:s text:c="3"/>type t_state_type is (idle, s_req1, s_req0);</text:p>
            <text:p text:style-name="P1"><text:s text:c="3"/>signal state_reg, state_next: t_state_type;</text:p>
            <text:p text:style-name="P1"><text:s text:c="3"/>signal req_buf_reg, req_buf_next: std_logic;</text:p>
            <text:p text:style-name="P1"><text:tab/>signal counter_reg, counter_next: natural := 0;</text:p>
            <text:p text:style-name="P1"><text:tab/>signal tri_oe: std_logic;</text:p>
            <text:p text:style-name="P1"><text:tab/></text:p>
            <text:p text:style-name="P1">begin</text:p>
            <text:p text:style-name="P1"><text:s text:c="3"/>-- state register and output buffer</text:p>
            <text:p text:style-name="P1"><text:s text:c="3"/>process(clk,reset)</text:p>
            <text:p text:style-name="P1"><text:s text:c="3"/>begin</text:p>
            <text:p text:style-name="P1"><text:s text:c="6"/>if (reset='1') then</text:p>
            <text:p text:style-name="P1"><text:s text:c="9"/>state_reg &lt;= idle;</text:p>
            <text:p text:style-name="P1"><text:s text:c="9"/>req_buf_reg &lt;='0';</text:p>
            <text:p text:style-name="P1"><text:tab/><text:tab/><text:tab/>counter_reg &lt;= (others=&gt;'0');</text:p>
            <text:p text:style-name="P1"><text:s text:c="5"/>elsif (clk'event and clk='1') then</text:p>
            <text:p text:style-name="P1"><text:s text:c="8"/>state_reg &lt;= state_next;</text:p>
            <text:p text:style-name="P1"><text:s text:c="8"/>req_buf_reg &lt;= req_buf_next;</text:p>
            <text:p text:style-name="P1"><text:tab/><text:tab/> <text:s/>counter_reg &lt;= counter_next;</text:p>
            <text:p text:style-name="P1"><text:s text:c="5"/>end if;</text:p>
            <text:p text:style-name="P1"><text:s text:c="3"/>end process;</text:p>
            <text:p text:style-name="P1"><text:tab/></text:p>
            <text:p text:style-name="P1"><text:tab/>counter_next &lt;= counter_reg+1 when counter_reg &lt; 3 else</text:p>
            <text:p text:style-name="P1"><text:tab/><text:tab/><text:tab/><text:tab/><text:tab/><text:tab/> 0;</text:p>
            <text:p text:style-name="P1"><text:tab/>tri_oe &lt;= '1' when counter_reg = 3 else</text:p>
            <text:p text:style-name="P1"><text:tab/><text:tab/><text:tab/><text:tab/> '0';</text:p>
            <text:p text:style-name="P1"><text:tab/>data_out &lt;= data_in when tri_oe='1' else</text:p>
            <text:p text:style-name="P1"><text:tab/><text:tab/><text:tab/><text:tab/><text:tab/>'Z';</text:p>
            <text:p text:style-name="P1"><text:tab/><text:tab/></text:p>
            <text:p text:style-name="P1"><text:s text:c="3"/>-- next-state logic</text:p>
            <text:p text:style-name="P1"><text:s text:c="3"/>process(state_reg,start,ack_sync)</text:p>
            <text:p text:style-name="P1"><text:s text:c="3"/>begin</text:p>
            <text:p text:style-name="P1"><text:s text:c="6"/>ready &lt;='0';</text:p>
            <text:p text:style-name="P1"><text:s text:c="6"/>state_next &lt;= state_reg;</text:p>
            <text:p text:style-name="P1"><text:s text:c="6"/>case state_reg is</text:p>
            <text:p text:style-name="P1"><text:s text:c="9"/>when idle =&gt;</text:p>
            <text:p text:style-name="P1"><text:s text:c="12"/>if start='1' then</text:p>
            <text:p text:style-name="P1"><text:s text:c="15"/>state_next &lt;= s_req1;</text:p>
            <text:p text:style-name="P1"><text:s text:c="12"/>end if;</text:p>
            <text:p text:style-name="P1"><text:s text:c="12"/>ready &lt;= '1';</text:p>
            <text:p text:style-name="P1"><text:s text:c="9"/>when s_req1 =&gt;</text:p>
            <text:p text:style-name="P1"><text:s text:c="12"/>if ack_sync='1' then</text:p>
            <text:p text:style-name="P1"><text:s text:c="15"/>state_next &lt;= s_req0;</text:p>
            <text:p text:style-name="P1"><text:s text:c="12"/>end if;</text:p>
            <text:p text:style-name="P1"><text:soft-page-break/><text:s text:c="9"/>when s_req0 =&gt;</text:p>
            <text:p text:style-name="P1"><text:s text:c="12"/>if ack_sync='0' then</text:p>
            <text:p text:style-name="P1"><text:s text:c="16"/>state_next &lt;= idle;</text:p>
            <text:p text:style-name="P1"><text:s text:c="12"/>end if;</text:p>
            <text:p text:style-name="P1"><text:s text:c="6"/>end case;</text:p>
            <text:p text:style-name="P1"><text:s text:c="3"/>end process;</text:p>
            <text:p text:style-name="P1"><text:s text:c="3"/>-- look-ahead output logic</text:p>
            <text:p text:style-name="P1"><text:s text:c="3"/>process(state_next)</text:p>
            <text:p text:style-name="P1"><text:s text:c="3"/>begin</text:p>
            <text:p text:style-name="P1"><text:s text:c="6"/>case state_next is</text:p>
            <text:p text:style-name="P1"><text:s text:c="9"/>when idle =&gt;</text:p>
            <text:p text:style-name="P1"><text:s text:c="12"/>req_buf_next &lt;= '0';</text:p>
            <text:p text:style-name="P1"><text:s text:c="9"/>when s_req1 =&gt;</text:p>
            <text:p text:style-name="P1"><text:s text:c="12"/>req_buf_next &lt;= '1';</text:p>
            <text:p text:style-name="P1"><text:s text:c="9"/>when s_req0 =&gt;</text:p>
            <text:p text:style-name="P1"><text:s text:c="12"/>req_buf_next &lt;= '0';</text:p>
            <text:p text:style-name="P1"><text:s text:c="6"/>end case;</text:p>
            <text:p text:style-name="P1"><text:s text:c="3"/>end process;</text:p>
            <text:p text:style-name="P1"><text:s text:c="3"/>req_out&lt;= req_buf_reg;</text:p>
            <text:p text:style-name="P1">end arch;</text:p>
          </table:table-cell>
        </table:table-row>
      </table:table>
      <text:p text:style-name="Standard"/>
      <text:p text:style-name="Standard"><text:line-break/>16.15 (b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">library ieee;</text:p>
            <text:p text:style-name="P1">use ieee.std_logic_1164.all;</text:p>
            <text:p text:style-name="P1">entity talker_fsm is</text:p>
            <text:p text:style-name="P1"><text:s text:c="3"/>port(</text:p>
            <text:p text:style-name="P1"><text:s text:c="6"/>clk, reset: in std_logic;</text:p>
            <text:p text:style-name="P1"><text:s text:c="6"/>start, ack_sync: in std_logic;</text:p>
            <text:p text:style-name="P1"><text:s text:c="6"/>ready: out std_logic;</text:p>
            <text:p text:style-name="P1"><text:tab/><text:tab/>data_in: in std_logic;</text:p>
            <text:p text:style-name="P1"><text:tab/><text:tab/>data_out: out std_logic;</text:p>
            <text:p text:style-name="P1"><text:s text:c="6"/>req_out: out std_logic</text:p>
            <text:p text:style-name="P1"><text:s text:c="3"/>);</text:p>
            <text:p text:style-name="P1">end talker_fsm;</text:p>
            <text:p text:style-name="P1"></text:p>
            <text:p text:style-name="P1">architecture arch of talker_fsm is</text:p>
            <text:p text:style-name="P1"><text:s text:c="3"/>type t_state_type is (idle, s_req1, s_req0);</text:p>
            <text:p text:style-name="P1"><text:s text:c="3"/>signal state_reg, state_next: t_state_type;</text:p>
            <text:p text:style-name="P1"><text:s text:c="3"/>signal req_buf_reg, req_buf_next: std_logic;</text:p>
            <text:p text:style-name="P1">begin</text:p>
            <text:p text:style-name="P1"><text:s text:c="3"/>-- state register and output buffer</text:p>
            <text:p text:style-name="P1"><text:s text:c="3"/>process(clk,reset)</text:p>
            <text:p text:style-name="P1"><text:s text:c="3"/>begin</text:p>
            <text:p text:style-name="P1"><text:s text:c="6"/>if (reset='1') then</text:p>
            <text:p text:style-name="P1"><text:s text:c="9"/>state_reg &lt;= idle;</text:p>
            <text:p text:style-name="P1"><text:s text:c="9"/>req_buf_reg &lt;='0';</text:p>
            <text:p text:style-name="P1"><text:s text:c="5"/>elsif (clk'event and clk='1') then</text:p>
            <text:p text:style-name="P1"><text:s text:c="8"/>state_reg &lt;= state_next;</text:p>
            <text:p text:style-name="P1"><text:s text:c="8"/>req_buf_reg &lt;=req_buf_next;</text:p>
            <text:p text:style-name="P1"><text:s text:c="5"/>end if;</text:p>
            <text:p text:style-name="P1"><text:s text:c="3"/>end process;</text:p>
            <text:p text:style-name="P1"><text:tab/>data_out &lt;= data_in;</text:p>
            <text:p text:style-name="P1"><text:s text:c="3"/>-- next-state logic</text:p>
            <text:p text:style-name="P1"><text:s text:c="3"/>process(state_reg,start,ack_sync)</text:p>
            <text:p text:style-name="P1"><text:s text:c="3"/>begin</text:p>
            <text:p text:style-name="P1"><text:s text:c="6"/>ready &lt;='0';</text:p>
            <text:p text:style-name="P1"><text:soft-page-break/><text:s text:c="6"/>state_next &lt;= state_reg;</text:p>
            <text:p text:style-name="P1"><text:s text:c="6"/>case state_reg is</text:p>
            <text:p text:style-name="P1"><text:s text:c="9"/>when idle =&gt;</text:p>
            <text:p text:style-name="P1"><text:s text:c="12"/>if start='1' then</text:p>
            <text:p text:style-name="P1"><text:s text:c="15"/>state_next &lt;= s_req1;</text:p>
            <text:p text:style-name="P1"><text:s text:c="12"/>end if;</text:p>
            <text:p text:style-name="P1"><text:s text:c="12"/>ready &lt;= '1';</text:p>
            <text:p text:style-name="P1"><text:s text:c="9"/>when s_req1 =&gt;</text:p>
            <text:p text:style-name="P1"><text:s text:c="12"/>if ack_sync='1' then</text:p>
            <text:p text:style-name="P1"><text:s text:c="15"/>state_next &lt;= s_req0;</text:p>
            <text:p text:style-name="P1"><text:s text:c="12"/>end if;</text:p>
            <text:p text:style-name="P1"><text:s text:c="9"/>when s_req0 =&gt;</text:p>
            <text:p text:style-name="P1"><text:s text:c="12"/>if ack_sync='0' then</text:p>
            <text:p text:style-name="P1"><text:s text:c="16"/>state_next &lt;= idle;</text:p>
            <text:p text:style-name="P1"><text:s text:c="12"/>end if;</text:p>
            <text:p text:style-name="P1"><text:s text:c="6"/>end case;</text:p>
            <text:p text:style-name="P1"><text:s text:c="3"/>end process;</text:p>
            <text:p text:style-name="P1"><text:s text:c="3"/>-- look-ahead output logic</text:p>
            <text:p text:style-name="P1"><text:s text:c="3"/>process(state_next)</text:p>
            <text:p text:style-name="P1"><text:s text:c="3"/>begin</text:p>
            <text:p text:style-name="P1"><text:s text:c="6"/>case state_next is</text:p>
            <text:p text:style-name="P1"><text:s text:c="9"/>when idle =&gt;</text:p>
            <text:p text:style-name="P1"><text:s text:c="12"/>req_buf_next &lt;= '0';</text:p>
            <text:p text:style-name="P1"><text:s text:c="9"/>when s_req1 =&gt;</text:p>
            <text:p text:style-name="P1"><text:s text:c="12"/>req_buf_next &lt;= '1';</text:p>
            <text:p text:style-name="P1"><text:s text:c="9"/>when s_req0 =&gt;</text:p>
            <text:p text:style-name="P1"><text:s text:c="12"/>req_buf_next &lt;= '0';</text:p>
            <text:p text:style-name="P1"><text:s text:c="6"/>end case;</text:p>
            <text:p text:style-name="P1"><text:s text:c="3"/>end process;</text:p>
            <text:p text:style-name="P1"><text:s text:c="3"/>req_out&lt;= req_buf_reg;</text:p>
            <text:p text:style-name="P1">end arch;</text:p>
          </table:table-cell>
        </table:table-row>
      </table:table>
      <text:p text:style-name="Standard"/>
      <text:p text:style-name="Standard">16.15 (c)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library ieee;</text:p>
            <text:p text:style-name="P1">use ieee.std_logic_1164.all;</text:p>
            <text:p text:style-name="P1">entity talker_fsm is</text:p>
            <text:p text:style-name="P1"><text:s text:c="3"/>port(</text:p>
            <text:p text:style-name="P1"><text:s text:c="6"/>clk, reset: in std_logic;</text:p>
            <text:p text:style-name="P1"><text:s text:c="6"/>start, ack_sync: in std_logic;</text:p>
            <text:p text:style-name="P1"><text:s text:c="6"/>ready: out std_logic;</text:p>
            <text:p text:style-name="P1"><text:s text:c="6"/>req_out: out std_logic;</text:p>
            <text:p text:style-name="P1"><text:tab/><text:tab/>data_in: in std_logic;</text:p>
            <text:p text:style-name="P1"><text:tab/><text:tab/>data_out: out std_logic</text:p>
            <text:p text:style-name="P1"><text:s text:c="3"/>);</text:p>
            <text:p text:style-name="P1">end talker_fsm;</text:p>
            <text:p text:style-name="P1"></text:p>
            <text:p text:style-name="P1">architecture arch of talker_fsm is</text:p>
            <text:p text:style-name="P1"><text:s text:c="3"/>type t_state_type is (idle, s_req1, s_req0);</text:p>
            <text:p text:style-name="P1"><text:s text:c="3"/>signal state_reg, state_next: t_state_type;</text:p>
            <text:p text:style-name="P1"><text:s text:c="3"/>signal req_buf_reg, req_buf_next: std_logic;</text:p>
            <text:p text:style-name="P1"><text:tab/>signal counter_reg, counter_next: natural := 0;</text:p>
            <text:p text:style-name="P1"><text:tab/>signal tri_oe: std_logic;</text:p>
            <text:p text:style-name="P1"><text:tab/></text:p>
            <text:p text:style-name="P1">begin</text:p>
            <text:p text:style-name="P1"><text:s text:c="3"/>-- state register and output buffer</text:p>
            <text:p text:style-name="P1"><text:s text:c="3"/>process(clk,reset)</text:p>
            <text:p text:style-name="P1"><text:s text:c="3"/>begin</text:p>
            <text:p text:style-name="P1"><text:soft-page-break/><text:s text:c="6"/>if (reset='1') then</text:p>
            <text:p text:style-name="P1"><text:s text:c="9"/>state_reg &lt;= idle;</text:p>
            <text:p text:style-name="P1"><text:s text:c="9"/>req_buf_reg &lt;='0';</text:p>
            <text:p text:style-name="P1"><text:tab/><text:tab/><text:tab/>counter_reg &lt;= (others=&gt;'0');</text:p>
            <text:p text:style-name="P1"><text:s text:c="5"/>elsif (clk'event and clk='1') then</text:p>
            <text:p text:style-name="P1"><text:s text:c="8"/>state_reg &lt;= state_next;</text:p>
            <text:p text:style-name="P1"><text:s text:c="8"/>req_buf_reg &lt;=req_buf_next;</text:p>
            <text:p text:style-name="P1"><text:tab/><text:tab/> <text:s/>counter_reg &lt;= counter_next;</text:p>
            <text:p text:style-name="P1"><text:s text:c="5"/>end if;</text:p>
            <text:p text:style-name="P1"><text:s text:c="3"/>end process;</text:p>
            <text:p text:style-name="P1"><text:tab/></text:p>
            <text:p text:style-name="P1"><text:tab/>counter_next &lt;= counter_reg+1 when counter_reg &lt; 12 else</text:p>
            <text:p text:style-name="P1"><text:tab/><text:tab/><text:tab/><text:tab/><text:tab/><text:tab/> 0;</text:p>
            <text:p text:style-name="P1"><text:tab/>tri_oe &lt;= '1' when counter_reg = 12 else</text:p>
            <text:p text:style-name="P1"><text:tab/><text:tab/><text:tab/><text:tab/> '0';</text:p>
            <text:p text:style-name="P1"><text:tab/>data_out &lt;= data_in when tri_oe='1' else</text:p>
            <text:p text:style-name="P1"><text:tab/><text:tab/><text:tab/><text:tab/><text:tab/>'Z';</text:p>
            <text:p text:style-name="P1"><text:tab/><text:tab/></text:p>
            <text:p text:style-name="P1"><text:s text:c="3"/>-- next-state logic</text:p>
            <text:p text:style-name="P1"><text:s text:c="3"/>process(state_reg,start,ack_sync)</text:p>
            <text:p text:style-name="P1"><text:s text:c="3"/>begin</text:p>
            <text:p text:style-name="P1"><text:s text:c="6"/>ready &lt;='0';</text:p>
            <text:p text:style-name="P1"><text:s text:c="6"/>state_next &lt;= state_reg;</text:p>
            <text:p text:style-name="P1"><text:s text:c="6"/>case state_reg is</text:p>
            <text:p text:style-name="P1"><text:s text:c="9"/>when idle =&gt;</text:p>
            <text:p text:style-name="P1"><text:s text:c="12"/>if start='1' then</text:p>
            <text:p text:style-name="P1"><text:s text:c="15"/>state_next &lt;= s_req1;</text:p>
            <text:p text:style-name="P1"><text:s text:c="12"/>end if;</text:p>
            <text:p text:style-name="P1"><text:s text:c="12"/>ready &lt;= '1';</text:p>
            <text:p text:style-name="P1"><text:s text:c="9"/>when s_req1 =&gt;</text:p>
            <text:p text:style-name="P1"><text:s text:c="12"/>if ack_sync='1' then</text:p>
            <text:p text:style-name="P1"><text:s text:c="15"/>state_next &lt;= s_req0;</text:p>
            <text:p text:style-name="P1"><text:s text:c="12"/>end if;</text:p>
            <text:p text:style-name="P1"><text:s text:c="9"/>when s_req0 =&gt;</text:p>
            <text:p text:style-name="P1"><text:s text:c="12"/>if ack_sync='0' then</text:p>
            <text:p text:style-name="P1"><text:s text:c="16"/>state_next &lt;= idle;</text:p>
            <text:p text:style-name="P1"><text:s text:c="12"/>end if;</text:p>
            <text:p text:style-name="P1"><text:s text:c="6"/>end case;</text:p>
            <text:p text:style-name="P1"><text:s text:c="3"/>end process;</text:p>
            <text:p text:style-name="P1"><text:s text:c="3"/>-- look-ahead output logic</text:p>
            <text:p text:style-name="P1"><text:s text:c="3"/>process(state_next)</text:p>
            <text:p text:style-name="P1"><text:s text:c="3"/>begin</text:p>
            <text:p text:style-name="P1"><text:s text:c="6"/>case state_next is</text:p>
            <text:p text:style-name="P1"><text:s text:c="9"/>when idle =&gt;</text:p>
            <text:p text:style-name="P1"><text:s text:c="12"/>req_buf_next &lt;= '0';</text:p>
            <text:p text:style-name="P1"><text:s text:c="9"/>when s_req1 =&gt;</text:p>
            <text:p text:style-name="P1"><text:s text:c="12"/>req_buf_next &lt;= '1';</text:p>
            <text:p text:style-name="P1"><text:s text:c="9"/>when s_req0 =&gt;</text:p>
            <text:p text:style-name="P1"><text:s text:c="12"/>req_buf_next &lt;= '0';</text:p>
            <text:p text:style-name="P1"><text:s text:c="6"/>end case;</text:p>
            <text:p text:style-name="P1"><text:s text:c="3"/>end process;</text:p>
            <text:p text:style-name="P1"><text:s text:c="3"/>req_out&lt;= req_buf_reg;</text:p>
            <text:p text:style-name="P1">end arch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4-07T13:21:46</meta:creation-date>
    <dc:date>2014-04-07T13:26:40</dc:date>
    <dc:creator>Jae Lee</dc:creator>
    <meta:editing-duration>P0D</meta:editing-duration>
    <meta:editing-cycles>1</meta:editing-cycles>
    <meta:document-statistic meta:table-count="4" meta:image-count="0" meta:object-count="0" meta:page-count="5" meta:paragraph-count="279" meta:word-count="744" meta:character-count="6903" meta:non-whitespace-character-count="4614"/>
    <meta:generator>LibreOffice/3.5$Linux_X86_64 LibreOffice_project/235ab8a-3802056-4a8fed3-2d66ea8-e241b80</meta:generator>
  </office:meta>
</office:document-meta>
</file>